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T44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&lt;!DOCTYPE html&gt;</text:p>
      <text:p text:style-name="Normal">&lt;html lang="en"&gt;</text:p>
      <text:p text:style-name="P2">&lt;head&gt;</text:p>
      <text:p text:style-name="P3"><text:s text:c="2"/>&lt;meta charset="UTF-8"&gt;</text:p>
      <text:p text:style-name="P4"><text:s text:c="2"/>&lt;meta name="viewport" content="width=device-width, initial-scale=1.0"&gt;</text:p>
      <text:p text:style-name="P5"><text:s text:c="2"/>&lt;title&gt;Dina Interior Design&lt;/title&gt;</text:p>
      <text:p text:style-name="P6"><text:s text:c="2"/>&lt;link rel="stylesheet" href="styles.css"&gt;</text:p>
      <text:p text:style-name="P7">&lt;/head&gt;</text:p>
      <text:p text:style-name="P8">&lt;body&gt;</text:p>
      <text:p text:style-name="P9"><text:s text:c="2"/>&lt;header&gt;</text:p>
      <text:p text:style-name="P10"><text:s text:c="4"/>&lt;h1&gt;Dina Interior Design&lt;/h1&gt;</text:p>
      <text:p text:style-name="P11"><text:s text:c="4"/>&lt;nav&gt;</text:p>
      <text:p text:style-name="P12"><text:s text:c="6"/>&lt;a href="#gallery"&gt;Gallery&lt;/a&gt;</text:p>
      <text:p text:style-name="P13"><text:s text:c="6"/>&lt;a href="#contact"&gt;Contact&lt;/a&gt;</text:p>
      <text:p text:style-name="P14"><text:s text:c="4"/>&lt;/nav&gt;</text:p>
      <text:p text:style-name="P15"><text:s text:c="2"/>&lt;/header&gt;</text:p>
      <text:p text:style-name="P16"/>
      <text:p text:style-name="P17"><text:s text:c="2"/>&lt;section class="hero"&gt;</text:p>
      <text:p text:style-name="P18"><text:s text:c="4"/>&lt;h2&gt;Creative Spaces, Professional Solutions&lt;/h2&gt;</text:p>
      <text:p text:style-name="P19"><text:s text:c="4"/>&lt;p&gt;Transforming interiors with passion and expertise. Discover my portfolio and let’s design your dream space.&lt;/p&gt;</text:p>
      <text:p text:style-name="P20"><text:s text:c="2"/>&lt;/section&gt;</text:p>
      <text:p text:style-name="P21"/>
      <text:p text:style-name="P22"><text:s text:c="2"/>&lt;section id="gallery" class="gallery-section"&gt;</text:p>
      <text:p text:style-name="P23"><text:s text:c="4"/>&lt;h2&gt;Portfolio Gallery&lt;/h2&gt;</text:p>
      <text:p text:style-name="P24"><text:s text:c="4"/>&lt;div class="gallery"&gt;</text:p>
      <text:p text:style-name="P25"><text:s text:c="6"/>&lt;img src="images/project1.jpg" alt="Project 1"&gt;</text:p>
      <text:p text:style-name="P26"><text:s text:c="6"/>&lt;img src="images/project2.jpg" alt="Project 2"&gt;</text:p>
      <text:p text:style-name="P27"><text:s text:c="6"/>&lt;img src="images/project3.jpg" alt="Project 3"&gt;</text:p>
      <text:p text:style-name="P28"><text:s text:c="4"/>&lt;/div&gt;</text:p>
      <text:p text:style-name="P29"><text:s text:c="2"/>&lt;/section&gt;</text:p>
      <text:p text:style-name="P30"/>
      <text:p text:style-name="P31"><text:s text:c="2"/>&lt;section id="contact" class="contact-section"&gt;</text:p>
      <text:p text:style-name="P32"><text:s text:c="4"/>&lt;h2&gt;Contact Me&lt;/h2&gt;</text:p>
      <text:p text:style-name="P33"><text:s text:c="4"/>&lt;form id="contactForm" action="mailto:dina.design@example.com" method="POST" enctype="text/plain"&gt;</text:p>
      <text:p text:style-name="P34"><text:s text:c="6"/>&lt;input type="text" name="name" placeholder="Your Name" required&gt;</text:p>
      <text:p text:style-name="P35"><text:s text:c="6"/>&lt;input type="email" name="email" placeholder="Your Email" required&gt;</text:p>
      <text:p text:style-name="P36"><text:s text:c="6"/>&lt;textarea name="message" placeholder="Your Message" required&gt;&lt;/textarea&gt;</text:p>
      <text:p text:style-name="P37"><text:s text:c="6"/>&lt;button type="submit"&gt;Send Message&lt;/button&gt;</text:p>
      <text:p text:style-name="P38"><text:s text:c="4"/>&lt;/form&gt;</text:p>
      <text:p text:style-name="P39"><text:s text:c="4"/>&lt;p&gt;Or email me directly at &lt;a href="mailto:dina.design@example.com"&gt;dina.design@example.com&lt;/a&gt;&lt;/p&gt;</text:p>
      <text:p text:style-name="P40"><text:s text:c="2"/>&lt;/section&gt;</text:p>
      <text:p text:style-name="P41"/>
      <text:p text:style-name="P42"><text:s text:c="2"/>&lt;footer&gt;</text:p>
      <text:p text:style-name="P43"><text:s text:c="4"/>&lt;p&gt;&amp;copy; 2025 Dina Interior Design&lt;/p&gt;</text:p>
      <text:p text:style-name="Normal"><text:span text:style-name="T44"><text:s text:c="2"/></text:span>&lt;/footer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na turki</meta:initial-creator>
    <dc:creator>dina turki</dc:creator>
    <meta:creation-date>2025-07-28T14:05:00Z</meta:creation-date>
    <dc:date>2025-07-28T14:05:00Z</dc:date>
    <meta:template xlink:href="Normal.dotm" xlink:type="simple"/>
    <meta:editing-cycles>2</meta:editing-cycles>
    <meta:editing-duration>PT60S</meta:editing-duration>
    <meta:document-statistic meta:page-count="2" meta:paragraph-count="3" meta:word-count="239" meta:character-count="1552" meta:row-count="10" meta:non-whitespace-character-count="1316"/>
  </office:meta>
</office:document-meta>
</file>